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393cm" fo:min-width="0.029cm"/>
    </style:style>
    <style:style style:name="gr3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4" style:family="graphic" style:parent-style-name="standard">
      <style:graphic-properties draw:stroke="none" draw:fill-color="#bebebe" draw:textarea-horizontal-align="justify" draw:textarea-vertical-align="middle" draw:auto-grow-height="false" fo:min-height="0.203cm" fo:min-width="0cm"/>
    </style:style>
    <style:style style:name="gr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6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7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8" style:family="graphic" style:parent-style-name="standard">
      <style:graphic-properties draw:stroke="none" draw:fill-color="#fa0100" draw:textarea-horizontal-align="justify" draw:textarea-vertical-align="middle" draw:auto-grow-height="false" fo:min-height="0.279cm" fo:min-width="3.405cm"/>
    </style:style>
    <style:style style:name="gr9" style:family="graphic" style:parent-style-name="standard">
      <style:graphic-properties draw:stroke="none" svg:stroke-width="0cm" draw:marker-start="" draw:stroke-linejoin="round" draw:fill-color="#fa0100" draw:textarea-horizontal-align="justify" draw:textarea-vertical-align="middle" draw:auto-grow-height="false" fo:min-height="0.406cm" fo:min-width="0.156cm"/>
    </style:style>
    <style:style style:name="gr10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cm" fo:min-width="2.417cm"/>
    </style:style>
    <style:style style:name="gr11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.173cm" fo:min-width="0cm"/>
    </style:style>
    <style:style style:name="gr12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13" style:family="graphic" style:parent-style-name="standard">
      <style:graphic-properties draw:stroke="solid" svg:stroke-color="#000000" draw:fill-color="#00ff00" draw:textarea-horizontal-align="justify" draw:textarea-vertical-align="middle" draw:auto-grow-height="false" fo:min-height="0.073cm" fo:min-width="0cm"/>
    </style:style>
    <style:style style:name="gr14" style:family="graphic" style:parent-style-name="standard">
      <style:graphic-properties svg:stroke-color="#131313" draw:fill-color="#fffcff" draw:textarea-horizontal-align="justify" draw:textarea-vertical-align="middle" draw:auto-grow-height="false" fo:min-height="0cm" fo:min-width="2.535cm"/>
    </style:style>
    <style:style style:name="gr15" style:family="graphic" style:parent-style-name="standard">
      <style:graphic-properties svg:stroke-color="#131313" draw:fill-color="#fffcff" draw:textarea-horizontal-align="justify" draw:textarea-vertical-align="middle" draw:auto-grow-height="false" fo:min-height="0.1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-color="#fa0100"/>
      <style:paragraph-properties fo:text-align="center"/>
    </style:style>
    <style:style style:name="P5" style:family="paragraph">
      <loext:graphic-properties draw:fill-color="#fffcff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g draw:style-name="gr1">
          <draw:custom-shape draw:style-name="gr2" draw:text-style-name="P1" draw:layer="layout" svg:width="0.529cm" svg:height="0.643cm" draw:transform="rotate (0.785398163397448) translate (1.122cm 6.77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41cm" svg:height="0.642cm" draw:transform="rotate (0.785398163397448) translate (0.911cm 6.9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41cm" svg:height="0.641cm" draw:transform="rotate (0.785398163397448) translate (1.265cm 6.6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54cm" svg:height="0.455cm" draw:transform="rotate (0.785398163397448) translate (1.037cm 6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29cm" svg:height="0.641cm" draw:transform="rotate (0.785398163397448) translate (1.123cm 6.77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41cm" svg:height="0.642cm" draw:transform="rotate (0.785398163397448) translate (0.912cm 6.9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41cm" svg:height="0.642cm" draw:transform="rotate (0.785398163397448) translate (1.27cm 6.6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54cm" svg:height="0.455cm" draw:transform="rotate (0.785398163397448) translate (1.038cm 6.9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29cm" svg:height="0.641cm" draw:transform="rotate (2.35619449019235) translate (1.477cm 3.45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424cm" svg:height="10cm" svg:x="0.585cm" svg:y="1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905cm" svg:height="0.529cm" draw:transform="rotate (0.785398163397448) translate (0.046cm 2.9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0.928cm" svg:height="0.928cm" draw:transform="rotate (0.785398163397448) translate (2.07cm 0.6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2.917cm" svg:height="0.22cm" draw:transform="rotate (0.785398163397448) translate (0.257cm 2.941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0.597cm" svg:height="0.597cm" draw:transform="rotate (0.785398163397448) translate (2.318cm 0.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41cm" svg:height="0.642cm" draw:transform="rotate (2.35619449019235) translate (1.684cm 3.6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41cm" svg:height="0.642cm" draw:transform="rotate (2.35619449019235) translate (1.328cm 3.3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454cm" svg:height="0.455cm" draw:transform="rotate (2.35619449019235) translate (1.319cm 3.1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yout" svg:width="0.454cm" svg:height="0.455cm" draw:transform="rotate (2.35619449019235) translate (1.694cm 3.5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928cm" svg:height="0.928cm" draw:transform="rotate (1.5707963267949) translate (0.331cm 4.3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3.035cm" svg:height="0.22cm" draw:transform="rotate (1.5707963267949) translate (0.688cm 7.387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597cm" svg:height="0.597cm" draw:transform="rotate (1.5707963267949) translate (0.504cm 4.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3.905cm" svg:height="0.529cm" draw:transform="rotate (1.5707963267949) translate (0.535cm 7.4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0.928cm" svg:height="0.928cm" draw:transform="rotate (1.5707963267949) translate (0.329cm 4.3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2.917cm" svg:height="0.22cm" draw:transform="rotate (1.5707963267949) translate (0.686cm 7.26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0.597cm" svg:height="0.597cm" draw:transform="rotate (1.5707963267949) translate (0.503cm 4.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3-24T16:34:52.918000000</dc:date>
    <meta:editing-duration>PT1H39M55S</meta:editing-duration>
    <meta:editing-cycles>5</meta:editing-cycles>
    <meta:generator>LibreOffice/7.5.0.3$Windows_X86_64 LibreOffice_project/c21113d003cd3efa8c53188764377a8272d9d6de</meta:generator>
    <meta:document-statistic meta:object-count="26"/>
  </office:meta>
</office:document-meta>
</file>